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p text:style-name="Title">МИНИСТЕРСТВО НАУКИ И ВЫСШЕГО ОБРАЗОВАНИЯ РОССИЙСКОЙ ФЕДЕРАЦИИ федеральное государственное автономное образовательное учреждение высшего образования САНКТ-ПЕТЕРБУРГСКИЙ ГОСУДАРСТВЕННЫЙ УНИВЕРСИТЕТ АЭРОКОСМИЧЕСКОГО ПРИБОРОСТРОЕНИЯ</text:p>
      <text:p text:style-name="Title"> </text:p>
      <text:p text:style-name="Title">КАФЕДРА №  43</text:p>
      <text:p text:style-name="MText">ОТЧЁТ</text:p>
      <text:p text:style-name="MText">ЗАЩИЩЁН С ОЦЕНКОЙ</text:p>
      <text:p text:style-name="MText">ПРЕПОДАВАТЕЛЬ        ст. пр.                                                 Поляк М.Д.</text:p>
      <text:p text:style-name="Title">должность, уч. Степень, звание        подпись, дата              инициалы, фамилия</text:p>
      <text:p text:style-name="O">ОТЧЁТ О ЛАБОРАТОРНОЙ РАБОТЕ №1</text:p>
      <text:p text:style-name="O">по курсу: Операционные системы</text:p>
      <text:p text:style-name="MText">РАБОТУ ВЫПОЛНИЛ</text:p>
      <text:p text:style-name="MText">СТУДЕНТ ГР.  4136          19.07.2024                    Бобрович Н.С.</text:p>
      <text:p text:style-name="Title">                 подпись, дата                  инициалы, фамилия</text:p>
      <text:p text:style-name="O">Санкт-Петербург 2024</text:p>
      <text:p text:style-name="MText">Цель работы</text:p>
      <text:p text:style-name="MText">Индивидуальное задание</text:p>
      <text:p text:style-name="MText">Описание входных данных</text:p>
      <text:p text:style-name="MText">Результат выполнения работы</text:p>
      <text:p text:style-name="MText">Исходный код программы с комментариями</text:p>
      <text:p text:style-name="MText">Выводы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Title" style:family="paragraph" style:display-name="Title">
      <style:text-properties fo:font-size="12pt" style:font-name="Times New Roman"/>
      <style:paragraph-properties fo:text-align="center"/>
    </style:style>
    <style:style style:name="O" style:family="paragraph" style:display-name="O">
      <style:text-properties fo:font-size="14pt" style:font-name="Times New Roman"/>
      <style:paragraph-properties fo:text-align="center"/>
    </style:style>
    <style:style style:name="Text" style:family="paragraph" style:display-name="Text">
      <style:text-properties fo:font-size="12pt" style:font-name="Times New Roman"/>
      <style:paragraph-properties fo:text-align="left"/>
    </style:style>
    <style:style style:name="MText" style:family="paragraph" style:display-name="Text">
      <style:text-properties fo:font-size="14pt" style:font-name="Times New Roman"/>
      <style:paragraph-properties fo:text-align="left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